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  <style:paragraph-properties fo:margin-top="0in" fo:margin-bottom="0in"/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</style:style>
    <style:style style:name="P138" style:family="paragraph" style:parent-style-name="Text_20_body" style:list-style-name="L133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3-31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2">## <text:s text:c="2"/>A NOT_A B NOT_B A_OR_B A_AND_B</text:p>
      <text:p text:style-name="P63">## 1 V <text:s text:c="4"/>F V <text:s text:c="4"/>F <text:s text:c="5"/>V <text:s text:c="6"/>V</text:p>
      <text:p text:style-name="P64">## 2 V <text:s text:c="4"/>F F <text:s text:c="4"/>V <text:s text:c="5"/>V <text:s text:c="6"/>F</text:p>
      <text:p text:style-name="P65">## 3 F <text:s text:c="4"/>V V <text:s text:c="4"/>F <text:s text:c="5"/>V <text:s text:c="6"/>F</text:p>
      <text:p text:style-name="P66">## 4 F <text:s text:c="4"/>V F <text:s text:c="4"/>V <text:s text:c="5"/>F <text:s text:c="6"/>F</text:p>
      <text:list text:style-name="L62">
        <text:list-item>
          <text:p text:style-name="P67">Performance de operadores lógicos.<text:line-break/></text:p>
          <text:list text:style-name="L63">
            <text:list-item>
              <text:p text:style-name="P68">Para melhorar a performance das consultas, com operadores lógicos, dois casos podem ser avaliados:<text:line-break/></text:p>
              <text:list text:style-name="L64">
                <text:list-item>
                  <text:p text:style-name="P69">No caso <text:span text:style-name="T1">OR</text:span>:<text:line-break/></text:p>
                  <text:list text:style-name="L65">
                    <text:list-item>
                      <text:p text:style-name="P70">Colocar a condição que oferece maior incidencia de verdadeiro na frente.<text:line-break/></text:p>
                    </text:list-item>
                    <text:list-item>
                      <text:p text:style-name="P70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69">No caso <text:span text:style-name="T1">AND</text:span>:<text:line-break/></text:p>
                  <text:list text:style-name="L66">
                    <text:list-item>
                      <text:p text:style-name="P71">Colocar a condição que oference menor inicidencia de verdadeiro na frente.<text:line-break/></text:p>
                    </text:list-item>
                    <text:list-item>
                      <text:p text:style-name="P71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7">
        <text:list-item>
          <text:p text:style-name="P72"><text:span text:style-name="T1">COUNT</text:span>(*)<text:line-break/></text:p>
          <text:list text:style-name="L68">
            <text:list-item>
              <text:p text:style-name="P73">Conta o numero de registros.<text:line-break/></text:p>
            </text:list-item>
            <text:list-item>
              <text:p text:style-name="P73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2"><text:span text:style-name="T1">GROUP BY</text:span><text:line-break/></text:p>
          <text:list text:style-name="L69">
            <text:list-item>
              <text:p text:style-name="P74">Agrupa dados em torno de determinado campo.<text:line-break/></text:p>
            </text:list-item>
            <text:list-item>
              <text:p text:style-name="P74">Usar em conjunto com funções de agrupamento, como:<text:line-break/></text:p>
              <text:list text:style-name="L70">
                <text:list-item>
                  <text:p text:style-name="P75"><text:span text:style-name="T1">COUNT</text:span> (*)<text:line-break/>Conta todos os registros.<text:line-break/></text:p>
                </text:list-item>
                <text:list-item>
                  <text:p text:style-name="P75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5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5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5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5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4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4">É possivel agrupar mais de uma coluna de uma vez.<text:line-break/></text:p>
              <text:list text:style-name="L71">
                <text:list-item>
                  <text:p text:style-name="P76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6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2">
        <text:list-item>
          <text:p text:style-name="P77"><text:span text:style-name="T1">ORDER BY</text:span><text:line-break/></text:p>
          <text:list text:style-name="L73">
            <text:list-item>
              <text:p text:style-name="P78">Organiza os dados segundo uma ordem.<text:line-break/></text:p>
            </text:list-item>
            <text:list-item>
              <text:p text:style-name="P78">Por default é ordem crescente, <text:span text:style-name="T1">ASC</text:span>.<text:line-break/></text:p>
            </text:list-item>
            <text:list-item>
              <text:p text:style-name="P78">Para ordem decrescente só adicionar ao final <text:span text:style-name="T1">DESC</text:span>.<text:line-break/></text:p>
            </text:list-item>
            <text:list-item>
              <text:p text:style-name="P78">Utilizado normalmente ao final de <text:span text:style-name="T1">WHERE</text:span> ou <text:span text:style-name="T1">GROUP BY</text:span>.<text:line-break/></text:p>
            </text:list-item>
            <text:list-item>
              <text:p text:style-name="P78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8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8">Também é possivel colocar em ordem, mais de uma coluna de uma vez.<text:line-break/></text:p>
              <text:list text:style-name="L74">
                <text:list-item>
    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5">
        <text:list-item>
          <text:p text:style-name="P80">Atualizar todos os dados de uma coluna/campo de uma tabela, de uma vez.<text:line-break/></text:p>
          <text:list text:style-name="L76">
            <text:list-item>
              <text:p text:style-name="P81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1">Muito cuidado ao utilizar esse comando assim, pois pode gerar muitos problemas.<text:line-break/></text:p>
            </text:list-item>
            <text:list-item>
              <text:p text:style-name="P8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0">Para atualizar um determinado registro.<text:line-break/></text:p>
          <text:list text:style-name="L77">
            <text:list-item>
              <text:p text:style-name="P82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8">
        <text:list-item>
          <text:p text:style-name="P83">Deletar todos os registros de uma tabela.<text:line-break/></text:p>
          <text:list text:style-name="L79">
            <text:list-item>
              <text:p text:style-name="P84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3">Deletar apenas determinados registros de uma tabela, usar <text:span text:style-name="T1">DELETE</text:span> em conjunto com filtro <text:span text:style-name="T1">WHERER</text:span>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3">Dicas:<text:line-break/></text:p>
          <text:list text:style-name="L81">
            <text:list-item>
              <text:p text:style-name="P86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6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2">
        <text:list-item>
          <text:p text:style-name="P87"><text:span text:style-name="T1">START TRANSACTION;</text:span><text:line-break/></text:p>
          <text:list text:style-name="L83">
            <text:list-item>
              <text:p text:style-name="P88">As instruções dentro da transação, que serão avalidadas, ficam identadas dentro da transação.<text:line-break/></text:p>
            </text:list-item>
            <text:list-item>
              <text:p text:style-name="P88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7"><text:span text:style-name="T1">COMMIT;</text:span><text:line-break/></text:p>
          <text:list text:style-name="L84">
            <text:list-item>
              <text:p text:style-name="P89">Aceita a transação (<text:span text:style-name="T1">START TRANSACTION;</text:span>). Confirma as instruções da transação.<text:line-break/></text:p>
            </text:list-item>
            <text:list-item>
              <text:p text:style-name="P89">Fica fora da identração da instrução <text:span text:style-name="T1">START TRANSACTION</text:span>.<text:line-break/></text:p>
            </text:list-item>
          </text:list>
        </text:list-item>
        <text:list-item>
          <text:p text:style-name="P87"><text:span text:style-name="T1">ROLLBACK;</text:span><text:line-break/></text:p>
          <text:list text:style-name="L85">
            <text:list-item>
              <text:p text:style-name="P90">Nega a transação (<text:span text:style-name="T1">START TRANSACTION;</text:span>). Desfaz as instruções da transação.<text:line-break/></text:p>
            </text:list-item>
            <text:list-item>
              <text:p text:style-name="P90">Instrução para voltar atrás em instruções.<text:line-break/></text:p>
            </text:list-item>
            <text:list-item>
              <text:p text:style-name="P90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6">
        <text:list-item>
          <text:p text:style-name="P91">3 Regras:<text:line-break/></text:p>
          <text:list text:style-name="L87">
            <text:list-item>
              <text:p text:style-name="P92">Todo campo vetorizado se tornará outra tabela.<text:line-break/></text:p>
            </text:list-item>
          </text:list>
          <text:list text:style-name="L88">
            <text:list-item>
              <text:p text:style-name="P93">Campo vetorizado é todo campo que apresenta algo como um vetor dentro dele.<text:line-break/></text:p>
            </text:list-item>
            <text:list-item>
              <text:p text:style-name="P93">Varios dados do mesmo tipo (vetor).<text:line-break/></text:p>
            </text:list-item>
            <text:list-item>
              <text:p text:style-name="P93">Exemplo:<text:line-break/><text:span text:style-name="T2">vetor</text:span> [VERDE, AMARELO, LARANJA,…]<text:line-break/></text:p>
            </text:list-item>
          </text:list>
          <text:list text:style-name="L89">
            <text:list-item>
              <text:p text:style-name="P94">Todo campo multivalorado se tornará outra tabela.<text:line-break/></text:p>
            </text:list-item>
          </text:list>
          <text:list text:style-name="L90">
            <text:list-item>
              <text:p text:style-name="P95">Campo multivalorado é todo campo que apresenta algo como uma lista dentro dele.<text:line-break/></text:p>
            </text:list-item>
            <text:list-item>
              <text:p text:style-name="P95">Diversos dados de tipos diferentes (lista).<text:line-break/></text:p>
            </text:list-item>
            <text:list-item>
              <text:p text:style-name="P95">Exemplo:<text:line-break/><text:span text:style-name="T2">list</text:span> (1, VERDE, CASA, …)<text:line-break/></text:p>
            </text:list-item>
          </text:list>
          <text:list text:style-name="L91">
            <text:list-item>
              <text:p text:style-name="P96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2">
            <text:list-item>
              <text:p text:style-name="P97">Tipos de <text:span text:style-name="T1">CHAVE PRIMARIA</text:span>:<text:line-break/></text:p>
              <text:list text:style-name="L93">
                <text:list-item>
                  <text:p text:style-name="P98">NATURAL<text:line-break/></text:p>
                  <text:list text:style-name="L94">
                    <text:list-item>
                      <text:p text:style-name="P99">Pertence ao registro intrinsecamente.<text:line-break/></text:p>
                    </text:list-item>
                    <text:list-item>
                      <text:p text:style-name="P99">Muito útil, porem pouco confiavel. Depende de terceiros para existir, como o governo por exemplo.<text:line-break/></text:p>
                    </text:list-item>
                    <text:list-item>
                      <text:p text:style-name="P99">Exemplo: CPF.<text:line-break/></text:p>
                    </text:list-item>
                  </text:list>
                </text:list-item>
                <text:list-item>
                  <text:p text:style-name="P98">ARTIFICIAL<text:line-break/></text:p>
                  <text:list text:style-name="L95">
                    <text:list-item>
                      <text:p text:style-name="P100">É criada pelo/para o banco de dados para identificar o registro.<text:line-break/></text:p>
                    </text:list-item>
                    <text:list-item>
                      <text:p text:style-name="P100">Exemplo: ID.<text:line-break/></text:p>
                    </text:list-item>
                    <text:list-item>
                      <text:p text:style-name="P100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6">
        <text:list-item>
          <text:p text:style-name="P101">O primeiro passo de uma consulta é montar o que quer ver na tela - <text:span text:style-name="T1">SELECT</text:span>.<text:line-break/></text:p>
        </text:list-item>
        <text:list-item>
          <text:p text:style-name="P101">É tudo que você quer ver na tela.<text:line-break/></text:p>
        </text:list-item>
        <text:list-item>
          <text:p text:style-name="P101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7">
        <text:list-item>
          <text:p text:style-name="P102">O segundo passo de uma consulta é a seleção dos dados de uma consulta - <text:span text:style-name="T1">WHERE</text:span>.<text:line-break/></text:p>
        </text:list-item>
        <text:list-item>
          <text:p text:style-name="P102">É filtrar.<text:line-break/></text:p>
        </text:list-item>
        <text:list-item>
          <text:p text:style-name="P102">Trazer um subconjunto do conjunto total de registros de uma tabela.<text:line-break/></text:p>
        </text:list-item>
        <text:list-item>
          <text:p text:style-name="P102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8">
        <text:list-item>
          <text:p text:style-name="P103">Usa seleção como uma forma de juntar tabelas.<text:line-break/></text:p>
        </text:list-item>
        <text:list-item>
          <text:p text:style-name="P103">Como conseguencia:<text:line-break/></text:p>
          <text:list text:style-name="L99">
            <text:list-item>
              <text:p text:style-name="P104">Uso de operadores lógicos para mais criterios de seleção - <text:span text:style-name="T1">WHERE</text:span>.<text:line-break/></text:p>
            </text:list-item>
            <text:list-item>
              <text:p text:style-name="P104">Ineficiencia na pesquisa, maior custo computacional.<text:line-break/></text:p>
            </text:list-item>
          </text:list>
        </text:list-item>
        <text:list-item>
          <text:p text:style-name="P103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0">
        <text:list-item>
          <text:p text:style-name="P105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5">Exclui os registros sem par (orfans) na outra tabela - <text:span text:style-name="T1">INNER</text:span>.<text:line-break/></text:p>
        </text:list-item>
        <text:list-item>
          <text:p text:style-name="P105">Admite seleção - <text:span text:style-name="T1">WHERE</text:span> - sem maiores custos computacionais.<text:line-break/></text:p>
        </text:list-item>
        <text:list-item>
          <text:p text:style-name="P105">Consulta com duas tabelas.<text:line-break/></text:p>
          <text:list text:style-name="L101">
            <text:list-item>
              <text:p text:style-name="P106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5">Consulta com mais de duas colunas.<text:line-break/></text:p>
          <text:list text:style-name="L102">
            <text:list-item>
              <text:p text:style-name="P107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7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5">Ponteiramento (alias para tabelas)<text:line-break/></text:p>
          <text:list text:style-name="L103">
            <text:list-item>
              <text:p text:style-name="P108">Melhora a performance da consulta.<text:line-break/></text:p>
            </text:list-item>
            <text:list-item>
              <text:p text:style-name="P108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4">
        <text:list-item>
          <text:p text:style-name="P109"><text:span text:style-name="T1">INSERT</text:span><text:line-break/></text:p>
          <text:list text:style-name="L105">
            <text:list-item>
              <text:p text:style-name="P110">Adiciona registros numa tabela.<text:line-break/></text:p>
            </text:list-item>
            <text:list-item>
              <text:p text:style-name="P110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09"><text:span text:style-name="T1">UPDATE</text:span><text:line-break/></text:p>
          <text:list text:style-name="L106">
            <text:list-item>
              <text:p text:style-name="P111">Altera os dados de um ou mais registros em uma tabela.<text:line-break/></text:p>
            </text:list-item>
            <text:list-item>
              <text:p text:style-name="P11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09"><text:span text:style-name="T1">DELETE</text:span><text:line-break/></text:p>
          <text:list text:style-name="L107">
            <text:list-item>
              <text:p text:style-name="P112">Remove um ou mais registros de uma tabela.<text:line-break/></text:p>
            </text:list-item>
            <text:list-item>
              <text:p text:style-name="P112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8">
        <text:list-item>
          <text:p text:style-name="P113"><text:span text:style-name="T1">CREATE</text:span><text:line-break/>Utilizada para construir um novo banco de dados, tabela, índice ou consulta armazenada.<text:line-break/></text:p>
          <text:list text:style-name="L109">
            <text:list-item>
              <text:p text:style-name="P114"><text:span text:style-name="T1">DATABESE</text:span><text:line-break/></text:p>
              <text:list text:style-name="L110">
                <text:list-item>
                  <text:p text:style-name="P115">Criação de banco de dados.<text:line-break/></text:p>
                </text:list-item>
                <text:list-item>
                  <text:p text:style-name="P115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4"><text:span text:style-name="T1">TABLE</text:span><text:line-break/></text:p>
              <text:list text:style-name="L111">
                <text:list-item>
                  <text:p text:style-name="P116">Criação de tabela.<text:line-break/></text:p>
                </text:list-item>
                <text:list-item>
                  <text:p text:style-name="P116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3"><text:span text:style-name="T1">DROP</text:span><text:line-break/>Remove um banco de dados, tabela, índice ou visão existente.<text:line-break/></text:p>
          <text:list text:style-name="L112">
            <text:list-item>
              <text:p text:style-name="P117"><text:span text:style-name="T1">DATABESE</text:span><text:line-break/></text:p>
              <text:list text:style-name="L113">
                <text:list-item>
                  <text:p text:style-name="P118">Remove banco de dados.<text:line-break/></text:p>
                </text:list-item>
                <text:list-item>
                  <text:p text:style-name="P118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7"><text:span text:style-name="T1">TABLE</text:span><text:line-break/></text:p>
              <text:list text:style-name="L114">
                <text:list-item>
                  <text:p text:style-name="P119">Remove tabela.<text:line-break/></text:p>
                </text:list-item>
                <text:list-item>
                  <text:p text:style-name="P119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3"><text:span text:style-name="T1">ALTER</text:span><text:line-break/></text:p>
          <text:list text:style-name="L115">
            <text:list-item>
              <text:p text:style-name="P120">Modifica um objeto existente do banco de dados.<text:line-break/></text:p>
            </text:list-item>
            <text:list-item>
              <text:p text:style-name="P120">É possível incluir, eliminar e alterar colunas.<text:line-break/></text:p>
              <text:list text:style-name="L116">
                <text:list-item>
                  <text:p text:style-name="P121"><text:span text:style-name="T1">CHANGE</text:span><text:line-break/></text:p>
                  <text:list text:style-name="L117">
                    <text:list-item>
                      <text:p text:style-name="P122">Altera o nome e o tipo da coluna/campo.<text:line-break/></text:p>
                    </text:list-item>
                    <text:list-item>
                      <text:p text:style-name="P122">Para alterar apenas o tipo, é necessario repetir o nome da coluna/campo.<text:line-break/></text:p>
                    </text:list-item>
                    <text:list-item>
                      <text:p text:style-name="P122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1"><text:span text:style-name="T1">MODIFY</text:span><text:line-break/></text:p>
                  <text:list text:style-name="L118">
                    <text:list-item>
                      <text:p text:style-name="P123">Altera o tipo e regras de um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1"><text:span text:style-name="T1">ADD C0LUMN</text:span><text:line-break/></text:p>
                  <text:list text:style-name="L119">
                    <text:list-item>
                      <text:p text:style-name="P124">Adicionando uma nova coluna.<text:line-break/></text:p>
                    </text:list-item>
                    <text:list-item>
                      <text:p text:style-name="P124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4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4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1"><text:span text:style-name="T1">DROP COLUMN</text:span><text:line-break/></text:p>
                  <text:list text:style-name="L120">
                    <text:list-item>
                      <text:p text:style-name="P125">Deleta uma determinada coluna de uma tabel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<text:span text:style-name="T1">TRUNCATE</text:span><text:line-break/></text:p>
          <text:list text:style-name="L121">
            <text:list-item>
              <text:p text:style-name="P126">Esvazia imediatamente todo o conteúdo de uma tabela ou objeto que contenha dados.<text:line-break/></text:p>
            </text:list-item>
            <text:list-item>
              <text:p text:style-name="P126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6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3"><text:span text:style-name="T1">RENAME</text:span><text:line-break/></text:p>
          <text:list text:style-name="L122">
            <text:list-item>
              <text:p text:style-name="P127">Mudar nome da tabela e/ou database.<text:line-break/></text:p>
            </text:list-item>
            <text:list-item>
              <text:p text:style-name="P127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3">
        <text:list-item>
          <text:p text:style-name="P128">USER - usuário<text:line-break/></text:p>
          <text:list text:style-name="L124">
            <text:list-item>
              <text:p text:style-name="P129"><text:span text:style-name="T1">CREATE USER</text:span><text:line-break/></text:p>
              <text:list text:style-name="L125">
                <text:list-item>
                  <text:p text:style-name="P130">Comando para criação de usuários.<text:line-break/></text:p>
                </text:list-item>
                <text:list-item>
                  <text:p text:style-name="P130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0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29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29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29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29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8"><text:span text:style-name="T1">GRANT</text:span><text:line-break/></text:p>
          <text:list text:style-name="L126">
            <text:list-item>
              <text:p text:style-name="P131">Permitir que usuários especificados realizem tarefas especificadas.<text:line-break/></text:p>
            </text:list-item>
            <text:list-item>
              <text:p text:style-name="P131">Tambem permite gerenciar permissão para realizar tarefas especificas em database e/ou tabelas especificas.<text:line-break/></text:p>
            </text:list-item>
            <text:list-item>
              <text:p text:style-name="P131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1">Carregar/atualizar permissões:<text:line-break/><text:span text:style-name="T1">FLUSH PRIVILEGES</text:span>;<text:line-break/></text:p>
            </text:list-item>
            <text:list-item>
              <text:p text:style-name="P131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8"><text:span text:style-name="T1">REVOKE</text:span><text:line-break/></text:p>
          <text:list text:style-name="L127">
            <text:list-item>
              <text:p text:style-name="P132">Cancela/revoga permissões previamente concedidas.<text:line-break/></text:p>
            </text:list-item>
            <text:list-item>
              <text:p text:style-name="P132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8">Privilégios que podem ser CONCEDIDOS à ou REVOCADOS de um usuário:<text:line-break/></text:p>
          <text:list text:style-name="L128">
            <text:list-item>
              <text:p text:style-name="P133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3"><text:span text:style-name="T1">CREATE</text:span> — permite criar novas tabelas ou bancos de dados.<text:line-break/></text:p>
            </text:list-item>
            <text:list-item>
              <text:p text:style-name="P133"><text:span text:style-name="T1">DROP</text:span> — permite deletar tabelas ou bancos de dados.<text:line-break/></text:p>
            </text:list-item>
            <text:list-item>
              <text:p text:style-name="P133"><text:span text:style-name="T1">DELETE</text:span> — permite excluir linhas de tabelas.<text:line-break/></text:p>
            </text:list-item>
            <text:list-item>
              <text:p text:style-name="P133"><text:span text:style-name="T1">INSERT</text:span> — permite inserir linhas em tabelas.<text:line-break/></text:p>
            </text:list-item>
            <text:list-item>
              <text:p text:style-name="P133"><text:span text:style-name="T1">SELECT</text:span> - permite usar o comando SELECT para ler os bancos de dados.<text:line-break/></text:p>
            </text:list-item>
            <text:list-item>
              <text:p text:style-name="P133"><text:span text:style-name="T1">UPDATE</text:span> — permite atualizar linhas de tabelas.<text:line-break/></text:p>
            </text:list-item>
            <text:list-item>
              <text:p text:style-name="P133"><text:span text:style-name="T1">GRANT OPTION</text:span> — permite conceder ou remover privilégios de outros usuários.<text:line-break/></text:p>
            </text:list-item>
          </text:list>
          <text:p text:style-name="P128">(conferir):</text:p>
          <text:list text:style-name="L129">
            <text:list-item>
              <text:p text:style-name="P134"><text:span text:style-name="T1">CONNECT</text:span><text:line-break/></text:p>
            </text:list-item>
            <text:list-item>
              <text:p text:style-name="P134"><text:span text:style-name="T1">DELETE</text:span><text:line-break/></text:p>
            </text:list-item>
            <text:list-item>
              <text:p text:style-name="P134"><text:span text:style-name="T1">EXECUTE</text:span><text:line-break/></text:p>
            </text:list-item>
            <text:list-item>
              <text:p text:style-name="P134"><text:span text:style-name="T1">USAGE</text:span><text:line-break/></text:p>
            </text:list-item>
          </text:list>
        </text:list-item>
      </text:list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0">
        <text:list-item>
          <text:p text:style-name="P135"><text:span text:style-name="T1">START TRANSACTION</text:span><text:line-break/></text:p>
        </text:list-item>
        <text:list-item>
          <text:p text:style-name="P135"><text:span text:style-name="T1">BACKROLL</text:span><text:line-break/></text:p>
        </text:list-item>
        <text:list-item>
          <text:p text:style-name="P135"><text:span text:style-name="T1">COMMIT</text:span><text:line-break/></text:p>
        </text:list-item>
      </text:list>
      <text:p text:style-name="Pagebreak"/>
      <text:h text:style-name="Heading_20_1" text:outline-level="1"><text:bookmark-start text:name="detalhes"/>10 Detalhes<text:bookmark-end text:name="detalhes"/></text:h>
      <text:list text:style-name="L131">
        <text:list-item>
          <text:p text:style-name="P136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36">O que são e o que fazem os administradores:<text:line-break/></text:p>
          <text:list text:style-name="L132">
            <text:list-item>
              <text:p text:style-name="P137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37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36">Acesso ao <text:span text:style-name="T1">MySQL</text:span> pelo terminal é necessario usar o comando:<text:line-break/>mysql -u root -p<text:line-break/></text:p>
          <text:list text:style-name="L133">
            <text:list-item>
              <text:p text:style-name="P138">Depois colocar a senha.<text:line-break/></text:p>
            </text:list-item>
          </text:list>
        </text:list-item>
        <text:list-item>
          <text:p text:style-name="P136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Módulo 10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3-31T20:27:33Z</meta:creation-date>
    <dc:date>2022-03-31T20:27:33Z</dc:date>
    <meta:user-defined meta:name="date" meta:value-type="string">2022-03-31</meta:user-defined>
    <meta:user-defined meta:name="output" meta:value-type="string"/>
    <meta:user-defined meta:name="subtitle" meta:value-type="string">Readme.rmd</meta:user-defined>
  </office:meta>
</office:document-meta>
</file>